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12.536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66cm"/>
    </style:style>
    <style:style style:name="co8" style:family="table-column">
      <style:table-column-properties fo:break-before="auto" style:column-width="9.825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3.32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942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141cm"/>
    </style:style>
    <style:style style:name="co21" style:family="table-column">
      <style:table-column-properties fo:break-before="auto" style:column-width="2.125cm"/>
    </style:style>
    <style:style style:name="co22" style:family="table-column">
      <style:table-column-properties fo:break-before="auto" style:column-width="2.399cm"/>
    </style:style>
    <style:style style:name="co23" style:family="table-column">
      <style:table-column-properties fo:break-before="auto" style:column-width="2.314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1.833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4.514cm"/>
    </style:style>
    <style:style style:name="co28" style:family="table-column">
      <style:table-column-properties fo:break-before="auto" style:column-width="2.838cm"/>
    </style:style>
    <style:style style:name="co29" style:family="table-column">
      <style:table-column-properties fo:break-before="auto" style:column-width="2.671cm"/>
    </style:style>
    <style:style style:name="co30" style:family="table-column">
      <style:table-column-properties fo:break-before="auto" style:column-width="1.037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071cm"/>
    </style:style>
    <style:style style:name="co33" style:family="table-column">
      <style:table-column-properties fo:break-before="auto" style:column-width="0.497cm"/>
    </style:style>
    <style:style style:name="co34" style:family="table-column">
      <style:table-column-properties fo:break-before="auto" style:column-width="0.4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10"/>
    <style:style style:name="ce8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11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ta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ce7"/>
        <table:table-column table:style-name="co20" table:default-cell-style-name="ce7"/>
        <table:table-column table:style-name="co19" table:default-cell-style-name="ce7"/>
        <table:table-column table:style-name="co20" table:default-cell-style-name="ce7"/>
        <table:table-column table:style-name="co6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all data from calls „java -Xss2m -Xmx2g -jar cli/target/cli-1.4-jar-with-dependencies.jar“ on zei.dmg.tuwien.ac.at with timeout 60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2" table:number-rows-spanned="1">
            <text:p>prover9 TSTP (v5.3.0):</text:p>
          </table:table-cell>
          <table:covered-table-cell table:style-name="ce6"/>
          <table:table-cell office:value-type="float" office:value="6341">
            <text:p>6341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6" office:value-type="string">
            <text:p>prover9 TSTP (v5.3.0) time limit exceeded or exception during parsing:</text:p>
          </table:table-cell>
          <table:table-cell office:value-type="float" office:value="1182">
            <text:p>118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table:number-columns-spanned="2" table:number-rows-spanned="1">
            <text:p>prover9 TSTP (v5.3.0) with confirmed non-trivial termset:</text:p>
          </table:table-cell>
          <table:covered-table-cell table:style-name="ce6"/>
          <table:table-cell table:style-name="ce1" office:value-type="float" office:value="2819">
            <text:p>2819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9"/>
          <table:table-cell table:style-name="ce8" office:value-type="string" table:number-columns-spanned="4" table:number-rows-spanned="1">
            <text:p>average</text:p>
          </table:table-cell>
          <table:covered-table-cell table:number-columns-repeated="3" table:style-name="ce12"/>
          <table:table-cell table:number-columns-repeated="1011"/>
        </table:table-row>
        <table:table-row table:style-name="ro1">
          <table:table-cell table:number-columns-repeated="9"/>
          <table:table-cell table:style-name="ce9" office:value-type="string" table:number-columns-spanned="2" table:number-rows-spanned="1">
            <text:p>cut-free</text:p>
          </table:table-cell>
          <table:covered-table-cell table:style-name="ce12"/>
          <table:table-cell table:style-name="ce8" office:value-type="string" table:number-columns-spanned="2" table:number-rows-spanned="1">
            <text:p>with cut</text:p>
          </table:table-cell>
          <table:covered-table-cell table:style-name="ce12"/>
          <table:table-cell table:number-columns-repeated="1011"/>
        </table:table-row>
        <table:table-row table:style-name="ro1">
          <table:table-cell table:style-name="ce1"/>
          <table:table-cell table:style-name="ce4" office:value-type="string">
            <text:p>revision</text:p>
          </table:table-cell>
          <table:table-cell table:style-name="ce4" office:value-type="string">
            <text:p>changes to previous</text:p>
          </table:table-cell>
          <table:table-cell table:style-name="ce4" office:value-type="string">
            <text:p>exception</text:p>
          </table:table-cell>
          <table:table-cell table:style-name="ce4" office:value-type="string">
            <text:p>stack overflow</text:p>
          </table:table-cell>
          <table:table-cell table:style-name="ce4" office:value-type="string">
            <text:p>time limit exceeded</text:p>
          </table:table-cell>
          <table:table-cell table:style-name="ce4" office:value-type="string">
            <text:p>compressed</text:p>
          </table:table-cell>
          <table:table-cell table:style-name="ce4" office:value-type="string">
            <text:p>uncompressible?</text:p>
          </table:table-cell>
          <table:table-cell table:style-name="ce4" office:value-type="string">
            <text:p>time data?</text:p>
          </table:table-cell>
          <table:table-cell table:style-name="ce10" office:value-type="string">
            <text:p>quant.</text:p>
          </table:table-cell>
          <table:table-cell table:style-name="ce10" office:value-type="string">
            <text:p>infer.</text:p>
          </table:table-cell>
          <table:table-cell table:style-name="ce10" office:value-type="string">
            <text:p>quant.</text:p>
          </table:table-cell>
          <table:table-cell table:style-name="ce10" office:value-type="string">
            <text:p>infer.</text:p>
          </table:table-cell>
          <table:table-cell table:style-name="ce1" table:number-columns-repeated="1011"/>
        </table:table-row>
        <table:table-row table:style-name="ro1">
          <table:table-cell/>
          <table:table-cell table:style-name="ce5" office:value-type="float" office:value="1666">
            <text:p>1666</text:p>
          </table:table-cell>
          <table:table-cell table:style-name="ce5" office:value-type="string">
            <text:p>-</text:p>
          </table:table-cell>
          <table:table-cell table:style-name="ce5" office:value-type="float" office:value="1969">
            <text:p>1969</text:p>
          </table:table-cell>
          <table:table-cell table:style-name="ce5" office:value-type="float" office:value="2">
            <text:p>2</text:p>
          </table:table-cell>
          <table:table-cell table:style-name="ce5" table:formula="of:=[.$D$6]-([.D10]+[.E10]+[.G10])" office:value-type="float" office:value="687">
            <text:p>687</text:p>
          </table:table-cell>
          <table:table-cell table:style-name="ce5" office:value-type="float" office:value="161">
            <text:p>161</text:p>
          </table:table-cell>
          <table:table-cell table:style-name="ce5" table:number-columns-repeated="2"/>
          <table:table-cell table:style-name="ce11" table:formula="of:=AVERAGE([r1666.B2:.B162])" office:value-type="float" office:value="45.1366459627329">
            <text:p>45,1</text:p>
          </table:table-cell>
          <table:table-cell table:style-name="ce11" table:formula="of:=AVERAGE([r1666.C2:.C162])" office:value-type="float" office:value="152.39751552795">
            <text:p>152,4</text:p>
          </table:table-cell>
          <table:table-cell table:style-name="ce11" table:formula="of:=AVERAGE([r1666.D2:.D162])" office:value-type="float" office:value="22.3105590062112">
            <text:p>22,3</text:p>
          </table:table-cell>
          <table:table-cell table:style-name="ce11" table:formula="of:=AVERAGE([r1666.E2:.E162])" office:value-type="float" office:value="119.900621118012">
            <text:p>119,9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1699">
            <text:p>1699</text:p>
          </table:table-cell>
          <table:table-cell table:style-name="ce5" office:value-type="string">
            <text:p>new logging facilites</text:p>
          </table:table-cell>
          <table:table-cell table:style-name="ce5" office:value-type="float" office:value="1968">
            <text:p>1968</text:p>
          </table:table-cell>
          <table:table-cell table:style-name="ce5" office:value-type="float" office:value="2">
            <text:p>2</text:p>
          </table:table-cell>
          <table:table-cell table:style-name="ce5" table:formula="of:=[.$D$6]-([.D11]+[.E11]+[.G11])" office:value-type="float" office:value="688">
            <text:p>688</text:p>
          </table:table-cell>
          <table:table-cell table:style-name="ce5" office:value-type="float" office:value="161">
            <text:p>161</text:p>
          </table:table-cell>
          <table:table-cell table:style-name="ce5" table:number-columns-repeated="2"/>
          <table:table-cell table:style-name="ce11" table:formula="of:=AVERAGE([r1699.B2:.B162])" office:value-type="float" office:value="45.1366459627329">
            <text:p>45,1</text:p>
          </table:table-cell>
          <table:table-cell table:style-name="ce11" table:formula="of:=AVERAGE([r1699.C2:.C162])" office:value-type="float" office:value="152.39751552795">
            <text:p>152,4</text:p>
          </table:table-cell>
          <table:table-cell table:style-name="ce11" table:formula="of:=AVERAGE([r1699.D2:.D162])" office:value-type="float" office:value="22.3105590062112">
            <text:p>22,3</text:p>
          </table:table-cell>
          <table:table-cell table:style-name="ce11" table:formula="of:=AVERAGE([r1699.E2:.E162])" office:value-type="float" office:value="120.111801242236">
            <text:p>120,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666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# File name</text:p>
          </table:table-cell>
          <table:table-cell office:value-type="string">
            <text:p><text:s/>quant. cut-free</text:p>
          </table:table-cell>
          <table:table-cell office:value-type="string">
            <text:p><text:s/>infer. cut-free</text:p>
          </table:table-cell>
          <table:table-cell office:value-type="string">
            <text:p><text:s/>quant. with cut</text:p>
          </table:table-cell>
          <table:table-cell office:value-type="string">
            <text:p><text:s/>infer. with cut </text:p>
          </table:table-cell>
        </table:table-row>
        <table:table-row table:style-name="ro1">
          <table:table-cell office:value-type="string">
            <text:p>../testing/prover9-TSTP/SYN/SYN332-1/Prover9---1109a.UNS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321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SYN/SYN084-2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./testing/prover9-TSTP/GEO/GEO213+2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./testing/prover9-TSTP/SYN/SYN920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./testing/prover9-TSTP/LCL/LCL224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GRP/GRP003-1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YN/SYN967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GEO/GEO181+1/Prover9---1109a.THM-Ref.s.out <text:s/></text:p>
          </table:table-cell>
          <table:table-cell office:value-type="float" office:value="59">
            <text:p>59</text:p>
          </table:table-cell>
          <table:table-cell office:value-type="float" office:value="208">
            <text:p>208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./testing/prover9-TSTP/SYN/SYN332+1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056+1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203">
            <text:p>203</text:p>
          </table:table-cell>
          <table:table-cell office:value-type="float" office:value="12">
            <text:p>12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../testing/prover9-TSTP/FLD/FLD001-3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./testing/prover9-TSTP/GEO/GEO030-2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./testing/prover9-TSTP/GEO/GEO192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./testing/prover9-TSTP/SWV/SWV247-2/Prover9---1109a.UNS-Ref.s.out <text:s/></text:p>
          </table:table-cell>
          <table:table-cell office:value-type="float" office:value="134">
            <text:p>134</text:p>
          </table:table-cell>
          <table:table-cell office:value-type="float" office:value="352">
            <text:p>352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55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./testing/prover9-TSTP/GEO/GEO147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RP/GRP123-8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SWV/SWV30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FLD/FLD036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GEO/GEO17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GEO/GEO192+2/Prover9---1109a.THM-Ref.s.out <text:s/>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./testing/prover9-TSTP/SYN/SYN728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./testing/prover9-TSTP/PLA/PLA007-1/Prover9---1109a.UNS-Ref.s.out <text:s/>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./testing/prover9-TSTP/LCL/LCL201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577-1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YN/SYN722+1/Prover9---1109a.THM-Ref.s.out <text:s/>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EO/GEO094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SYN/SYN72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YN/SYN72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./testing/prover9-TSTP/GEO/GEO189+1/Prover9---1109a.THM-Ref.s.out <text:s/>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GEO/GEO225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./testing/prover9-TSTP/GEO/GEO217+1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GEO/GEO187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PUZ/PUZ035-5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CAT/CAT005-1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./testing/prover9-TSTP/GEO/GEO009-3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./testing/prover9-TSTP/GEO/GEO212+2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204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GEO/GEO203+2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./testing/prover9-TSTP/GRP/GRP046-2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ET/SET834-2/Prover9---1109a.UNS-Ref.s.out <text:s/></text:p>
          </table:table-cell>
          <table:table-cell office:value-type="float" office:value="110">
            <text:p>110</text:p>
          </table:table-cell>
          <table:table-cell office:value-type="float" office:value="312">
            <text:p>312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RP/GRP123-2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RNG/RNG089+1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FLD/FLD002-3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RP/GRP125-4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./testing/prover9-TSTP/GRP/GRP029-2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./testing/prover9-TSTP/GEO/GEO213+1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./testing/prover9-TSTP/SYN/SYN604-1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LCL/LCL257-1/Prover9---1109a.UNS-Ref.s.out <text:s/></text:p>
          </table:table-cell>
          <table:table-cell office:value-type="float" office:value="83">
            <text:p>83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../testing/prover9-TSTP/SYN/SYN035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561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./testing/prover9-TSTP/SWV/SWV911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LAT/LAT327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../testing/prover9-TSTP/LAT/LAT382+1/Prover9---1109a.THM-Ref.s.out <text:s/></text:p>
          </table:table-cell>
          <table:table-cell office:value-type="float" office:value="28">
            <text:p>28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./testing/prover9-TSTP/SET/SET173+3/Prover9---1109a.THM-Ref.s.out <text:s/>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./testing/prover9-TSTP/GRP/GRP135-1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../testing/prover9-TSTP/GEO/GEO094+1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GEO/GEO212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069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GRP/GRP123-1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SYN/SYN333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KLE/KLE003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084+1/Prover9---1109a.THM-Ref.s.out <text:s/></text:p>
          </table:table-cell>
          <table:table-cell office:value-type="float" office:value="98">
            <text:p>98</text:p>
          </table:table-cell>
          <table:table-cell office:value-type="float" office:value="860">
            <text:p>860</text:p>
          </table:table-cell>
          <table:table-cell office:value-type="float" office:value="7">
            <text:p>7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string">
            <text:p>../testing/prover9-TSTP/GRP/GRP123-3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GRP/GRP123-9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MGT/MGT007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GEO/GEO223+2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GRP/GRP004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672+1.001/Prover9---1109a.THM-Ref.s.out <text:s/></text:p>
          </table:table-cell>
          <table:table-cell office:value-type="float" office:value="106">
            <text:p>106</text:p>
          </table:table-cell>
          <table:table-cell office:value-type="float" office:value="516">
            <text:p>516</text:p>
          </table:table-cell>
          <table:table-cell office:value-type="float" office:value="42">
            <text:p>42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../testing/prover9-TSTP/GEO/GEO197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./testing/prover9-TSTP/SYN/SYN694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./testing/prover9-TSTP/GEO/GEO226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SYN/SYN052-1/Prover9---1109a.UNS-Ref.s.out <text:s/>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EO/GEO196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68+3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./testing/prover9-TSTP/GEO/GEO180+1/Prover9---1109a.THM-Ref.s.out <text:s/></text:p>
          </table:table-cell>
          <table:table-cell office:value-type="float" office:value="68">
            <text:p>68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SYN/SYN137-1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SYN/SYN733+1/Prover9---1109a.THM-Ref.s.out <text:s/>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RNG/RNG001-2/Prover9---1109a.UNS-Ref.s.out <text:s/></text:p>
          </table:table-cell>
          <table:table-cell office:value-type="float" office:value="159">
            <text:p>159</text:p>
          </table:table-cell>
          <table:table-cell office:value-type="float" office:value="366">
            <text:p>366</text:p>
          </table:table-cell>
          <table:table-cell office:value-type="float" office:value="96">
            <text:p>96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../testing/prover9-TSTP/NUM/NUM926+2/Prover9---1109a.THM-Ref.s.out <text:s/></text:p>
          </table:table-cell>
          <table:table-cell office:value-type="float" office:value="134">
            <text:p>134</text:p>
          </table:table-cell>
          <table:table-cell office:value-type="float" office:value="331">
            <text:p>33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001-5/Prover9---1109a.UNS-Ref.s.out <text:s/>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ET/SET063-6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./testing/prover9-TSTP/GEO/GEO147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EO/GEO17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FLD/FLD035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FLD/FLD027-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./testing/prover9-TSTP/SYN/SYN950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219-1/Prover9---1109a.UNS-Ref.s.out <text:s/>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COM/COM007+1/Prover9---1109a.THM-Ref.s.out <text:s/></text:p>
          </table:table-cell>
          <table:table-cell office:value-type="float" office:value="55">
            <text:p>55</text:p>
          </table:table-cell>
          <table:table-cell office:value-type="float" office:value="202">
            <text:p>202</text:p>
          </table:table-cell>
          <table:table-cell office:value-type="float" office:value="30">
            <text:p>3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../testing/prover9-TSTP/GEO/GEO223+1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SYN/SYN690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GEO/GEO189+2/Prover9---1109a.THM-Ref.s.out <text:s/>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MSC/MSC00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EO/GEO193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./testing/prover9-TSTP/SYN/SYN954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559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./testing/prover9-TSTP/GEO/GEO188+1/Prover9---1109a.THM-Ref.s.out <text:s/>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./testing/prover9-TSTP/LCL/LCL223-1/Prover9---1109a.UNS-Ref.s.out <text:s/></text:p>
          </table:table-cell>
          <table:table-cell office:value-type="float" office:value="61">
            <text:p>61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GEO/GEO255+3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./testing/prover9-TSTP/SYN/SYN613-1/Prover9---1109a.UNS-Ref.s.out <text:s/>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PLA/PLA002-2/Prover9---1109a.UNS-Ref.s.out <text:s/>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./testing/prover9-TSTP/SYN/SYN321-1/Prover9---1109a.UNS-Ref.s.out <text:s/>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NUM/NUM926+3/Prover9---1109a.THM-Ref.s.out <text:s/></text:p>
          </table:table-cell>
          <table:table-cell office:value-type="float" office:value="136">
            <text:p>136</text:p>
          </table:table-cell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135-2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../testing/prover9-TSTP/GEO/GEO179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GEO/GEO234+3/Prover9---1109a.THM-Ref.s.out <text:s/>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GRP/GRP001+6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SWV/SWV32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./testing/prover9-TSTP/GRP/GRP123-4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../testing/prover9-TSTP/SWV/SWV826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RP/GRP123-7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190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GEO/GEO198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./testing/prover9-TSTP/LCL/LCL441-2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044-1/Prover9---1109a.UNS-Ref.s.out <text:s/></text:p>
          </table:table-cell>
          <table:table-cell office:value-type="float" office:value="57">
            <text:p>57</text:p>
          </table:table-cell>
          <table:table-cell office:value-type="float" office:value="150">
            <text:p>150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054-1/Prover9---1109a.UNS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YN/SYN054+1/Prover9---1109a.THM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WV/SWV827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EO/GEO223+3/Prover9---1109a.THM-Ref.s.out <text:s/>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./testing/prover9-TSTP/LCL/LCL441-1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227-1/Prover9---1109a.UNS-Ref.s.out <text:s/>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GRP/GRP004-2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./testing/prover9-TSTP/SET/SET047-5/Prover9---1109a.UNS-Ref.s.out <text:s/></text:p>
          </table:table-cell>
          <table:table-cell office:value-type="float" office:value="1143">
            <text:p>1143</text:p>
          </table:table-cell>
          <table:table-cell office:value-type="float" office:value="4629">
            <text:p>4629</text:p>
          </table:table-cell>
          <table:table-cell office:value-type="float" office:value="23">
            <text:p>23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string">
            <text:p>../testing/prover9-TSTP/SWB/SWB014+3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SYN/SYN939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./testing/prover9-TSTP/FLD/FLD022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./testing/prover9-TSTP/GRP/GRP123-6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GEO/GEO217+2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HEN/HEN009-4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WW/SWW198+1/Prover9---1109a.THM-Ref.s.out <text:s/>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WV/SWV327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96">
            <text:p>696</text:p>
          </table:table-cell>
          <table:table-cell office:value-type="float" office:value="34">
            <text:p>3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./testing/prover9-TSTP/SCT/SCT080-1/Prover9---1109a.UNS-Ref.s.out <text:s/></text:p>
          </table:table-cell>
          <table:table-cell office:value-type="float" office:value="183">
            <text:p>183</text:p>
          </table:table-cell>
          <table:table-cell office:value-type="float" office:value="292">
            <text:p>29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17+3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RP/GRP003-2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WB/SWB01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EO/GEO183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PUZ/PUZ035-6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GRP/GRP031-2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333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364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GEO/GEO205+1/Prover9---1109a.THM-Ref.s.out <text:s/></text:p>
          </table:table-cell>
          <table:table-cell office:value-type="float" office:value="67">
            <text:p>67</text:p>
          </table:table-cell>
          <table:table-cell office:value-type="float" office:value="214">
            <text:p>21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./testing/prover9-TSTP/GEO/GEO205+2/Prover9---1109a.THM-Ref.s.out <text:s/>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./testing/prover9-TSTP/SYN/SYN081-1/Prover9---1109a.UNS-Ref.s.out <text:s/>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GEO/GEO191+3/Prover9---1109a.THM-Ref.s.out <text:s/>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./testing/prover9-TSTP/GEO/GEO194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./testing/prover9-TSTP/MGT/MGT004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SYN/SYN576-1/Prover9---1109a.UNS-Ref.s.out <text:s/>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SWV/SWV308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61">
            <text:p>661</text:p>
          </table:table-cell>
          <table:table-cell office:value-type="float" office:value="34">
            <text:p>3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./testing/prover9-TSTP/GEO/GEO188+2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695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./testing/prover9-TSTP/SYN/SYN158-1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EU/SEU110+1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181-1/Prover9---1109a.UNS-Ref.s.out <text:s/>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./testing/prover9-TSTP/GEO/GEO183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EO/GEO185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RP/GRP125-1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726+1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LCL/LCL225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PLA/PLA002-1/Prover9---1109a.UNS-Ref.s.out <text:s/>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./testing/prover9-TSTP/GEO/GEO18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</table:table>
      <table:table table:name="r1699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# File name</text:p>
          </table:table-cell>
          <table:table-cell office:value-type="string">
            <text:p><text:s/>quant. cut-free</text:p>
          </table:table-cell>
          <table:table-cell office:value-type="string">
            <text:p><text:s/>infer. cut-free</text:p>
          </table:table-cell>
          <table:table-cell office:value-type="string">
            <text:p><text:s/>quant. with cut</text:p>
          </table:table-cell>
          <table:table-cell office:value-type="string">
            <text:p><text:s/>infer. with cut </text:p>
          </table:table-cell>
        </table:table-row>
        <table:table-row table:style-name="ro1">
          <table:table-cell office:value-type="string">
            <text:p>../testing/prover9-TSTP/SYN/SYN332-1/Prover9---1109a.UNS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321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SYN/SYN084-2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../testing/prover9-TSTP/GEO/GEO213+2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./testing/prover9-TSTP/SYN/SYN920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./testing/prover9-TSTP/LCL/LCL224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GRP/GRP003-1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YN/SYN967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GEO/GEO181+1/Prover9---1109a.THM-Ref.s.out <text:s/></text:p>
          </table:table-cell>
          <table:table-cell office:value-type="float" office:value="59">
            <text:p>59</text:p>
          </table:table-cell>
          <table:table-cell office:value-type="float" office:value="208">
            <text:p>208</text:p>
          </table:table-cell>
          <table:table-cell office:value-type="float" office:value="35">
            <text:p>35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../testing/prover9-TSTP/SYN/SYN332+1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056+1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203">
            <text:p>203</text:p>
          </table:table-cell>
          <table:table-cell office:value-type="float" office:value="12">
            <text:p>12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../testing/prover9-TSTP/FLD/FLD001-3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./testing/prover9-TSTP/GEO/GEO030-2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./testing/prover9-TSTP/GEO/GEO192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./testing/prover9-TSTP/SWV/SWV247-2/Prover9---1109a.UNS-Ref.s.out <text:s/></text:p>
          </table:table-cell>
          <table:table-cell office:value-type="float" office:value="134">
            <text:p>134</text:p>
          </table:table-cell>
          <table:table-cell office:value-type="float" office:value="352">
            <text:p>352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55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../testing/prover9-TSTP/GEO/GEO147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RP/GRP123-8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./testing/prover9-TSTP/SWV/SWV30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FLD/FLD036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GEO/GEO17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GEO/GEO192+2/Prover9---1109a.THM-Ref.s.out <text:s/>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./testing/prover9-TSTP/SYN/SYN728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PLA/PLA007-1/Prover9---1109a.UNS-Ref.s.out <text:s/>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./testing/prover9-TSTP/LCL/LCL201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577-1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YN/SYN722+1/Prover9---1109a.THM-Ref.s.out <text:s/>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EO/GEO094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SYN/SYN72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YN/SYN72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EO/GEO189+1/Prover9---1109a.THM-Ref.s.out <text:s/>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GEO/GEO225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./testing/prover9-TSTP/GEO/GEO217+1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GEO/GEO187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PUZ/PUZ035-5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CAT/CAT005-1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../testing/prover9-TSTP/GEO/GEO009-3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./testing/prover9-TSTP/GEO/GEO212+2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204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GEO/GEO203+2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../testing/prover9-TSTP/GRP/GRP046-2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ET/SET834-2/Prover9---1109a.UNS-Ref.s.out <text:s/></text:p>
          </table:table-cell>
          <table:table-cell office:value-type="float" office:value="110">
            <text:p>110</text:p>
          </table:table-cell>
          <table:table-cell office:value-type="float" office:value="312">
            <text:p>312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RP/GRP123-2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./testing/prover9-TSTP/RNG/RNG089+1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FLD/FLD002-3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RP/GRP125-4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../testing/prover9-TSTP/GRP/GRP029-2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./testing/prover9-TSTP/GEO/GEO213+1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./testing/prover9-TSTP/SYN/SYN604-1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LCL/LCL257-1/Prover9---1109a.UNS-Ref.s.out <text:s/></text:p>
          </table:table-cell>
          <table:table-cell office:value-type="float" office:value="83">
            <text:p>83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../testing/prover9-TSTP/SYN/SYN035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561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WV/SWV911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LAT/LAT327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../testing/prover9-TSTP/LAT/LAT382+1/Prover9---1109a.THM-Ref.s.out <text:s/></text:p>
          </table:table-cell>
          <table:table-cell office:value-type="float" office:value="28">
            <text:p>28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../testing/prover9-TSTP/SET/SET173+3/Prover9---1109a.THM-Ref.s.out <text:s/>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./testing/prover9-TSTP/GRP/GRP135-1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../testing/prover9-TSTP/GEO/GEO094+1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GEO/GEO212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069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GRP/GRP123-1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./testing/prover9-TSTP/SYN/SYN333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KLE/KLE003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084+1/Prover9---1109a.THM-Ref.s.out <text:s/></text:p>
          </table:table-cell>
          <table:table-cell office:value-type="float" office:value="98">
            <text:p>98</text:p>
          </table:table-cell>
          <table:table-cell office:value-type="float" office:value="860">
            <text:p>860</text:p>
          </table:table-cell>
          <table:table-cell office:value-type="float" office:value="7">
            <text:p>7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string">
            <text:p>../testing/prover9-TSTP/GRP/GRP123-3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../testing/prover9-TSTP/GRP/GRP123-9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../testing/prover9-TSTP/MGT/MGT007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GEO/GEO223+2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GRP/GRP004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672+1.001/Prover9---1109a.THM-Ref.s.out <text:s/></text:p>
          </table:table-cell>
          <table:table-cell office:value-type="float" office:value="106">
            <text:p>106</text:p>
          </table:table-cell>
          <table:table-cell office:value-type="float" office:value="516">
            <text:p>516</text:p>
          </table:table-cell>
          <table:table-cell office:value-type="float" office:value="42">
            <text:p>42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../testing/prover9-TSTP/GEO/GEO197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./testing/prover9-TSTP/SYN/SYN694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./testing/prover9-TSTP/GEO/GEO226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SYN/SYN052-1/Prover9---1109a.UNS-Ref.s.out <text:s/>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EO/GEO196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68+3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./testing/prover9-TSTP/GEO/GEO180+1/Prover9---1109a.THM-Ref.s.out <text:s/></text:p>
          </table:table-cell>
          <table:table-cell office:value-type="float" office:value="68">
            <text:p>68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SYN/SYN137-1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SYN/SYN733+1/Prover9---1109a.THM-Ref.s.out <text:s/>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RNG/RNG001-2/Prover9---1109a.UNS-Ref.s.out <text:s/></text:p>
          </table:table-cell>
          <table:table-cell office:value-type="float" office:value="159">
            <text:p>159</text:p>
          </table:table-cell>
          <table:table-cell office:value-type="float" office:value="366">
            <text:p>366</text:p>
          </table:table-cell>
          <table:table-cell office:value-type="float" office:value="96">
            <text:p>96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../testing/prover9-TSTP/NUM/NUM926+2/Prover9---1109a.THM-Ref.s.out <text:s/></text:p>
          </table:table-cell>
          <table:table-cell office:value-type="float" office:value="134">
            <text:p>134</text:p>
          </table:table-cell>
          <table:table-cell office:value-type="float" office:value="331">
            <text:p>33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001-5/Prover9---1109a.UNS-Ref.s.out <text:s/>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ET/SET063-6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./testing/prover9-TSTP/GEO/GEO147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EO/GEO17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FLD/FLD035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FLD/FLD027-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../testing/prover9-TSTP/SYN/SYN950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219-1/Prover9---1109a.UNS-Ref.s.out <text:s/>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COM/COM007+1/Prover9---1109a.THM-Ref.s.out <text:s/></text:p>
          </table:table-cell>
          <table:table-cell office:value-type="float" office:value="55">
            <text:p>55</text:p>
          </table:table-cell>
          <table:table-cell office:value-type="float" office:value="202">
            <text:p>202</text:p>
          </table:table-cell>
          <table:table-cell office:value-type="float" office:value="30">
            <text:p>3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../testing/prover9-TSTP/GEO/GEO223+1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SYN/SYN690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GEO/GEO189+2/Prover9---1109a.THM-Ref.s.out <text:s/>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./testing/prover9-TSTP/MSC/MSC00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EO/GEO193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./testing/prover9-TSTP/SYN/SYN954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559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GEO/GEO188+1/Prover9---1109a.THM-Ref.s.out <text:s/>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./testing/prover9-TSTP/LCL/LCL223-1/Prover9---1109a.UNS-Ref.s.out <text:s/></text:p>
          </table:table-cell>
          <table:table-cell office:value-type="float" office:value="61">
            <text:p>61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GEO/GEO255+3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./testing/prover9-TSTP/SYN/SYN613-1/Prover9---1109a.UNS-Ref.s.out <text:s/>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./testing/prover9-TSTP/PLA/PLA002-2/Prover9---1109a.UNS-Ref.s.out <text:s/>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./testing/prover9-TSTP/SYN/SYN321-1/Prover9---1109a.UNS-Ref.s.out <text:s/>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NUM/NUM926+3/Prover9---1109a.THM-Ref.s.out <text:s/></text:p>
          </table:table-cell>
          <table:table-cell office:value-type="float" office:value="136">
            <text:p>136</text:p>
          </table:table-cell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135-2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../testing/prover9-TSTP/GEO/GEO179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GEO/GEO234+3/Prover9---1109a.THM-Ref.s.out <text:s/>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GRP/GRP001+6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SWV/SWV32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./testing/prover9-TSTP/GRP/GRP123-4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../testing/prover9-TSTP/SWV/SWV826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RP/GRP123-7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./testing/prover9-TSTP/SYN/SYN190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GEO/GEO198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../testing/prover9-TSTP/LCL/LCL441-2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044-1/Prover9---1109a.UNS-Ref.s.out <text:s/></text:p>
          </table:table-cell>
          <table:table-cell office:value-type="float" office:value="57">
            <text:p>57</text:p>
          </table:table-cell>
          <table:table-cell office:value-type="float" office:value="150">
            <text:p>150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054-1/Prover9---1109a.UNS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YN/SYN054+1/Prover9---1109a.THM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WV/SWV827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EO/GEO223+3/Prover9---1109a.THM-Ref.s.out <text:s/>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./testing/prover9-TSTP/LCL/LCL441-1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227-1/Prover9---1109a.UNS-Ref.s.out <text:s/>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GRP/GRP004-2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./testing/prover9-TSTP/SET/SET047-5/Prover9---1109a.UNS-Ref.s.out <text:s/></text:p>
          </table:table-cell>
          <table:table-cell office:value-type="float" office:value="1143">
            <text:p>1143</text:p>
          </table:table-cell>
          <table:table-cell office:value-type="float" office:value="4629">
            <text:p>4629</text:p>
          </table:table-cell>
          <table:table-cell office:value-type="float" office:value="23">
            <text:p>23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../testing/prover9-TSTP/SWB/SWB014+3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SYN/SYN939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FLD/FLD022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./testing/prover9-TSTP/GRP/GRP123-6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../testing/prover9-TSTP/GEO/GEO217+2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HEN/HEN009-4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WW/SWW198+1/Prover9---1109a.THM-Ref.s.out <text:s/>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WV/SWV327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96">
            <text:p>696</text:p>
          </table:table-cell>
          <table:table-cell office:value-type="float" office:value="34">
            <text:p>3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./testing/prover9-TSTP/SCT/SCT080-1/Prover9---1109a.UNS-Ref.s.out <text:s/></text:p>
          </table:table-cell>
          <table:table-cell office:value-type="float" office:value="183">
            <text:p>183</text:p>
          </table:table-cell>
          <table:table-cell office:value-type="float" office:value="292">
            <text:p>29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17+3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RP/GRP003-2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WB/SWB01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EO/GEO183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PUZ/PUZ035-6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GRP/GRP031-2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333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364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../testing/prover9-TSTP/GEO/GEO205+1/Prover9---1109a.THM-Ref.s.out <text:s/></text:p>
          </table:table-cell>
          <table:table-cell office:value-type="float" office:value="67">
            <text:p>67</text:p>
          </table:table-cell>
          <table:table-cell office:value-type="float" office:value="214">
            <text:p>21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./testing/prover9-TSTP/GEO/GEO205+2/Prover9---1109a.THM-Ref.s.out <text:s/>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./testing/prover9-TSTP/SYN/SYN081-1/Prover9---1109a.UNS-Ref.s.out <text:s/>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GEO/GEO191+3/Prover9---1109a.THM-Ref.s.out <text:s/>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./testing/prover9-TSTP/GEO/GEO194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./testing/prover9-TSTP/MGT/MGT004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SYN/SYN576-1/Prover9---1109a.UNS-Ref.s.out <text:s/>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SWV/SWV308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61">
            <text:p>661</text:p>
          </table:table-cell>
          <table:table-cell office:value-type="float" office:value="34">
            <text:p>3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./testing/prover9-TSTP/GEO/GEO188+2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../testing/prover9-TSTP/SYN/SYN695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../testing/prover9-TSTP/SYN/SYN158-1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EU/SEU110+1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181-1/Prover9---1109a.UNS-Ref.s.out <text:s/>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./testing/prover9-TSTP/GEO/GEO183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EO/GEO185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RP/GRP125-1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726+1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LCL/LCL225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PLA/PLA002-1/Prover9---1109a.UNS-Ref.s.out <text:s/>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./testing/prover9-TSTP/GEO/GEO18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</table:table>
      <table:table table:name="r1699_logfile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default-cell-style-name="Default"/>
        <table:table-row table:style-name="ro1">
          <table:table-cell office:value-type="string">
            <text:p>#Inferences</text:p>
          </table:table-cell>
          <table:table-cell office:value-type="string">
            <text:p>#QInferences</text:p>
          </table:table-cell>
          <table:table-cell office:value-type="string">
            <text:p>TermSetSize</text:p>
          </table:table-cell>
          <table:table-cell office:value-type="string">
            <text:p>#MinGrammars</text:p>
          </table:table-cell>
          <table:table-cell office:value-type="string">
            <text:p>TotalTime</text:p>
          </table:table-cell>
          <table:table-cell office:value-type="string">
            <text:p>TermExtractionTime</text:p>
          </table:table-cell>
          <table:table-cell office:value-type="string">
            <text:p>GrammarComputationTime</text:p>
          </table:table-cell>
          <table:table-cell office:value-type="string">
            <text:p>ImproveSolTime</text:p>
          </table:table-cell>
          <table:table-cell office:value-type="string">
            <text:p>ProofBuildTime</text:p>
          </table:table-cell>
          <table:table-cell office:value-type="string">
            <text:p>ImproveSolTime</text:p>
          </table:table-cell>
          <table:table-cell office:value-type="string">
            <text:p>ProofBuildTime</text:p>
          </table:table-cell>
          <table:table-cell office:value-type="string">
            <text:p>...</text:p>
          </table:table-cell>
          <table:table-cell table:number-columns-repeated="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41">
            <text:p>141</text:p>
          </table:table-cell>
          <table:table-cell office:value-type="float" office:value="38">
            <text:p>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695">
            <text:p>1669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53">
            <text:p>1665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26">
            <text:p>11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976">
            <text:p>97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886">
            <text:p>88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716">
            <text:p>2716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699">
            <text:p>269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37">
            <text:p>13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65">
            <text:p>29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2899">
            <text:p>289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388">
            <text:p>338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269">
            <text:p>326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18">
            <text:p>111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77">
            <text:p>477</text:p>
          </table:table-cell>
          <table:table-cell office:value-type="float" office:value="621">
            <text:p>6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6981">
            <text:p>2698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6914">
            <text:p>2691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15">
            <text:p>11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table:number-columns-repeated="2"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3643">
            <text:p>364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9">
            <text:p>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994">
            <text:p>149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4912">
            <text:p>1491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61">
            <text:p>2361</text:p>
          </table:table-cell>
          <table:table-cell office:value-type="float" office:value="78">
            <text:p>7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455">
            <text:p>45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195">
            <text:p>619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718">
            <text:p>5718</text:p>
          </table:table-cell>
          <table:table-cell office:value-type="float" office:value="462">
            <text:p>46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06">
            <text:p>10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6513">
            <text:p>2651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6366">
            <text:p>2636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1">
            <text:p>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59">
            <text:p>115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93">
            <text:p>59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6124">
            <text:p>4612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187">
            <text:p>2187</text:p>
          </table:table-cell>
          <table:table-cell office:value-type="float" office:value="9261">
            <text:p>9261</text:p>
          </table:table-cell>
          <table:table-cell office:value-type="float" office:value="7450">
            <text:p>7450</text:p>
          </table:table-cell>
          <table:table-cell office:value-type="float" office:value="2785">
            <text:p>2785</text:p>
          </table:table-cell>
          <table:table-cell office:value-type="float" office:value="2192">
            <text:p>2192</text:p>
          </table:table-cell>
          <table:table-cell office:value-type="float" office:value="7655">
            <text:p>7655</text:p>
          </table:table-cell>
          <table:table-cell office:value-type="float" office:value="238">
            <text:p>238</text:p>
          </table:table-cell>
          <table:table-cell office:value-type="float" office:value="5588">
            <text:p>5588</text:p>
          </table:table-cell>
          <table:table-cell office:value-type="float" office:value="1">
            <text:p>1</text:p>
          </table:table-cell>
          <table:table-cell office:value-type="float" office:value="5307">
            <text:p>5307</text:p>
          </table:table-cell>
          <table:table-cell office:value-type="float" office:value="256">
            <text:p>256</text:p>
          </table:table-cell>
          <table:table-cell office:value-type="float" office:value="3159">
            <text:p>315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62">
            <text:p>15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477">
            <text:p>147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39">
            <text:p>39</text:p>
          </table:table-cell>
          <table:table-cell office:value-type="float" office:value="204">
            <text:p>204</text:p>
          </table:table-cell>
          <table:table-cell office:value-type="float" office:value="56">
            <text:p>56</text:p>
          </table:table-cell>
          <table:table-cell office:value-type="float" office:value="195">
            <text:p>195</text:p>
          </table:table-cell>
          <table:table-cell office:value-type="float" office:value="32">
            <text:p>32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47">
            <text:p>4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346">
            <text:p>1934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9256">
            <text:p>1925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83">
            <text:p>18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63">
            <text:p>763</text:p>
          </table:table-cell>
          <table:table-cell office:value-type="float" office:value="298">
            <text:p>29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37">
            <text:p>43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45">
            <text:p>24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84">
            <text:p>198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629">
            <text:p>4629</text:p>
          </table:table-cell>
          <table:table-cell office:value-type="float" office:value="1143">
            <text:p>114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296">
            <text:p>20296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19901">
            <text:p>1990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125">
            <text:p>2125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2106">
            <text:p>21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12">
            <text:p>191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089">
            <text:p>1089</text:p>
          </table:table-cell>
          <table:table-cell office:value-type="float" office:value="738">
            <text:p>7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1572">
            <text:p>515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552">
            <text:p>5155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number-columns-repeated="3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252">
            <text:p>1125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1257">
            <text:p>1257</text:p>
          </table:table-cell>
          <table:table-cell office:value-type="float" office:value="9913">
            <text:p>99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191">
            <text:p>19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177">
            <text:p>717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65">
            <text:p>716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46">
            <text:p>4446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4429">
            <text:p>44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46">
            <text:p>2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34">
            <text:p>13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5">
            <text:p>42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84">
            <text:p>188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72">
            <text:p>18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8578">
            <text:p>1857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107">
            <text:p>15107</text:p>
          </table:table-cell>
          <table:table-cell office:value-type="float" office:value="181">
            <text:p>181</text:p>
          </table:table-cell>
          <table:table-cell office:value-type="float" office:value="3275">
            <text:p>3275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817">
            <text:p>18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1181">
            <text:p>118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57">
            <text:p>105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51">
            <text:p>105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961">
            <text:p>29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906">
            <text:p>2906</text:p>
          </table:table-cell>
          <table:table-cell office:value-type="float" office:value="40">
            <text:p>4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37">
            <text:p>13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890">
            <text:p>389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79">
            <text:p>387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436">
            <text:p>243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39">
            <text:p>1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3164">
            <text:p>13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155">
            <text:p>1315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443">
            <text:p>544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5339">
            <text:p>53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10">
            <text:p>1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03">
            <text:p>180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72">
            <text:p>177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9649">
            <text:p>29649</text:p>
          </table:table-cell>
          <table:table-cell office:value-type="float" office:value="179">
            <text:p>179</text:p>
          </table:table-cell>
          <table:table-cell office:value-type="float" office:value="19">
            <text:p>19</text:p>
          </table:table-cell>
          <table:table-cell office:value-type="float" office:value="591">
            <text:p>591</text:p>
          </table:table-cell>
          <table:table-cell office:value-type="float" office:value="28852">
            <text:p>2885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1">
            <text:p>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195">
            <text:p>7195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175">
            <text:p>717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3864">
            <text:p>13864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float" office:value="13557">
            <text:p>1355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873">
            <text:p>38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63">
            <text:p>386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596">
            <text:p>859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851">
            <text:p>851</text:p>
          </table:table-cell>
          <table:table-cell office:value-type="float" office:value="54">
            <text:p>54</text:p>
          </table:table-cell>
          <table:table-cell office:value-type="float" office:value="1146">
            <text:p>1146</text:p>
          </table:table-cell>
          <table:table-cell office:value-type="float" office:value="2">
            <text:p>2</text:p>
          </table:table-cell>
          <table:table-cell office:value-type="float" office:value="6454">
            <text:p>6454</text:p>
          </table:table-cell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32">
            <text:p>623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13">
            <text:p>621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709">
            <text:p>27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2408">
            <text:p>24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36">
            <text:p>3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36">
            <text:p>13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37">
            <text:p>33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211">
            <text:p>2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1684">
            <text:p>168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4217">
            <text:p>42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45">
            <text:p>28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34">
            <text:p>28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232">
            <text:p>362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35980">
            <text:p>3598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004">
            <text:p>300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96">
            <text:p>299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table:number-columns-repeated="2" office:value-type="float" office:value="3">
            <text:p>3</text:p>
          </table:table-cell>
          <table:table-cell office:value-type="float" office:value="1047">
            <text:p>1047</text:p>
          </table:table-cell>
          <table:table-cell office:value-type="float" office:value="117">
            <text:p>1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320">
            <text:p>73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7185">
            <text:p>718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775">
            <text:p>177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9">
            <text:p>479</text:p>
          </table:table-cell>
          <table:table-cell office:value-type="float" office:value="1278">
            <text:p>127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54">
            <text:p>28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38">
            <text:p>283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2405">
            <text:p>240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77">
            <text:p>11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64">
            <text:p>116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216">
            <text:p>21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182">
            <text:p>18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03">
            <text:p>203</text:p>
          </table:table-cell>
          <table:table-cell office:value-type="float" office:value="29">
            <text:p>2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196">
            <text:p>519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4943">
            <text:p>494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5871">
            <text:p>4587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136">
            <text:p>2136</text:p>
          </table:table-cell>
          <table:table-cell office:value-type="float" office:value="10266">
            <text:p>10266</text:p>
          </table:table-cell>
          <table:table-cell office:value-type="float" office:value="7269">
            <text:p>7269</text:p>
          </table:table-cell>
          <table:table-cell office:value-type="float" office:value="2483">
            <text:p>2483</text:p>
          </table:table-cell>
          <table:table-cell office:value-type="float" office:value="2144">
            <text:p>2144</text:p>
          </table:table-cell>
          <table:table-cell office:value-type="float" office:value="7379">
            <text:p>7379</text:p>
          </table:table-cell>
          <table:table-cell office:value-type="float" office:value="232">
            <text:p>232</text:p>
          </table:table-cell>
          <table:table-cell office:value-type="float" office:value="5640">
            <text:p>5640</text:p>
          </table:table-cell>
          <table:table-cell office:value-type="float" office:value="1">
            <text:p>1</text:p>
          </table:table-cell>
          <table:table-cell office:value-type="float" office:value="5149">
            <text:p>5149</text:p>
          </table:table-cell>
          <table:table-cell office:value-type="float" office:value="256">
            <text:p>256</text:p>
          </table:table-cell>
          <table:table-cell office:value-type="float" office:value="2876">
            <text:p>287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248">
            <text:p>24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59">
            <text:p>15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1192">
            <text:p>31192</text:p>
          </table:table-cell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467">
            <text:p>467</text:p>
          </table:table-cell>
          <table:table-cell office:value-type="float" office:value="30563">
            <text:p>3056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9499">
            <text:p>4949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49409">
            <text:p>4940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18">
            <text:p>7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562">
            <text:p>56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7671">
            <text:p>47671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47650">
            <text:p>4765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629">
            <text:p>26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564">
            <text:p>256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629">
            <text:p>1162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1540">
            <text:p>1154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550">
            <text:p>65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509">
            <text:p>6509</text:p>
          </table:table-cell>
          <table:table-cell office:value-type="float" office:value="34">
            <text:p>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1247">
            <text:p>1124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1086">
            <text:p>1108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56">
            <text:p>12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188">
            <text:p>118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7349">
            <text:p>4734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47146">
            <text:p>471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6">
            <text:p>100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667">
            <text:p>26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2376">
            <text:p>237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1">
            <text:p>211</text:p>
          </table:table-cell>
          <table:table-cell office:value-type="float" office:value="35">
            <text:p>3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1">
            <text:p>61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0195">
            <text:p>40195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40062">
            <text:p>4006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95">
            <text:p>19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29">
            <text:p>15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1188">
            <text:p>118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2549">
            <text:p>325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32467">
            <text:p>3246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615">
            <text:p>461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4604">
            <text:p>460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122">
            <text:p>122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90">
            <text:p>569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268">
            <text:p>5268</text:p>
          </table:table-cell>
          <table:table-cell office:value-type="float" office:value="403">
            <text:p>40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71">
            <text:p>87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934">
            <text:p>9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5947">
            <text:p>259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5860">
            <text:p>2586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582">
            <text:p>105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0447">
            <text:p>1044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598">
            <text:p>59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33">
            <text:p>14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039">
            <text:p>10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245">
            <text:p>224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634">
            <text:p>163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185">
            <text:p>218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69">
            <text:p>216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974">
            <text:p>19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1641">
            <text:p>164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14">
            <text:p>21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3786">
            <text:p>1378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3701">
            <text:p>1370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0336">
            <text:p>1033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10208">
            <text:p>1020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5603">
            <text:p>2560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5541">
            <text:p>2554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13">
            <text:p>2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960">
            <text:p>1096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9889">
            <text:p>988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8889">
            <text:p>888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8798">
            <text:p>8798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64">
            <text:p>11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1000">
            <text:p>100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16">
            <text:p>11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1046">
            <text:p>1046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765">
            <text:p>576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5669">
            <text:p>566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3565">
            <text:p>3356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541">
            <text:p>33541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4973">
            <text:p>14973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6007">
            <text:p>6007</text:p>
          </table:table-cell>
          <table:table-cell office:value-type="float" office:value="2">
            <text:p>2</text:p>
          </table:table-cell>
          <table:table-cell office:value-type="float" office:value="8939">
            <text:p>8939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20">
            <text:p>2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419">
            <text:p>24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203">
            <text:p>2203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567">
            <text:p>256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560">
            <text:p>256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76">
            <text:p>377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352">
            <text:p>2352</text:p>
          </table:table-cell>
          <table:table-cell office:value-type="float" office:value="1400">
            <text:p>140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831">
            <text:p>28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17">
            <text:p>2817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9357">
            <text:p>2935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9240">
            <text:p>29240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047">
            <text:p>604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5839">
            <text:p>5839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535">
            <text:p>535</text:p>
          </table:table-cell>
          <table:table-cell office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30T10:04:14</dc:date>
    <dc:creator>Stefan Hetzl</dc:creator>
    <meta:generator>LibreOffice/3.5$Linux_X86_64 LibreOffice_project/350m1$Build-2</meta:generator>
    <meta:editing-duration>PT22S</meta:editing-duration>
    <meta:editing-cycles>6</meta:editing-cycles>
    <meta:document-statistic meta:table-count="4" meta:cell-count="3322" meta:object-count="0"/>
  </office:meta>
</office:document-meta>
</file>